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04">
      <style:table-cell-properties fo:background-color="#e8e8e8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4">
      <style:table-cell-properties fo:background-color="#e8e8e8"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text-position="33% 58%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13" table:default-cell-style-name="ce1"/>
        <table:table-column table:style-name="co1" table:number-columns-repeated="1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3"/>
          <table:table-cell table:style-name="ce2" office:value-type="string" calcext:value-type="string" table:number-columns-spanned="9" table:number-rows-spanned="3">
            <text:p>TESTO PERMUTATO OTTENUTO </text:p>
            <text:p>A SEGUITO DELL’APPLICAZIONE </text:p>
            <text:p>DELLA IP AL TESTO INIZIALE</text:p>
          </table:table-cell>
          <table:covered-table-cell table:number-columns-repeated="8"/>
          <table:table-cell table:number-columns-repeated="12"/>
          <table:table-cell table:style-name="ce2" office:value-type="string" calcext:value-type="string" table:number-columns-spanned="9" table:number-rows-spanned="3">
            <text:p><text:span text:style-name="T2">TESTO  OTTENUTO </text:span></text:p>
            <text:p><text:span text:style-name="T2">A SEGUITO DELL’APPLICAZIONE </text:span></text:p>
            <text:p><text:span text:style-name="T2">DELLA IP </text:span><text:span text:style-name="T3">-1</text:span><text:span text:style-name="T2"> AL TESTO PERMUTATO</text:span></text:p>
          </table:table-cell>
          <table:covered-table-cell table:number-columns-repeated="8"/>
          <table:table-cell table:number-columns-repeated="971"/>
        </table:table-row>
        <table:table-row table:style-name="ro2">
          <table:table-cell table:number-columns-repeated="23"/>
          <table:covered-table-cell table:number-columns-repeated="9"/>
          <table:table-cell table:number-columns-repeated="12"/>
          <table:covered-table-cell table:number-columns-repeated="9"/>
          <table:table-cell table:number-columns-repeated="971"/>
        </table:table-row>
        <table:table-row table:style-name="ro2">
          <table:table-cell/>
          <table:table-cell table:style-name="ce2" office:value-type="string" calcext:value-type="string" table:number-columns-spanned="9" table:number-rows-spanned="1">
            <text:p>TESTO INIZIALE</text:p>
          </table:table-cell>
          <table:covered-table-cell table:style-name="ce4"/>
          <table:covered-table-cell table:number-columns-repeated="7"/>
          <table:table-cell table:number-columns-repeated="2"/>
          <table:table-cell table:style-name="ce2" office:value-type="string" calcext:value-type="string" table:number-columns-spanned="9" table:number-rows-spanned="1">
            <text:p>INITIAL PERMUTATION (IP)</text:p>
          </table:table-cell>
          <table:covered-table-cell table:style-name="ce4"/>
          <table:covered-table-cell table:number-columns-repeated="7"/>
          <table:table-cell table:number-columns-repeated="2"/>
          <table:covered-table-cell table:style-name="ce2"/>
          <table:covered-table-cell table:style-name="ce4"/>
          <table:covered-table-cell table:number-columns-repeated="7"/>
          <table:table-cell/>
          <table:table-cell table:style-name="ce2" office:value-type="string" calcext:value-type="string" table:number-columns-spanned="9" table:number-rows-spanned="1">
            <text:p>INVERSE INITIAL PERMUTATION (IP <text:span text:style-name="T1">-1</text:span>)</text:p>
          </table:table-cell>
          <table:covered-table-cell table:style-name="ce4"/>
          <table:covered-table-cell table:number-columns-repeated="7"/>
          <table:table-cell table:number-columns-repeated="2"/>
          <table:covered-table-cell table:style-name="ce2"/>
          <table:covered-table-cell table:style-name="ce4"/>
          <table:covered-table-cell table:number-columns-repeated="7"/>
          <table:table-cell table:number-columns-repeated="971"/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D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table:number-columns-repeated="8"/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97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P</text:p>
          </table:table-cell>
          <table:table-cell table:style-name="ce6" office:value-type="string" calcext:value-type="string">
            <text:p>L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6" table:number-columns-repeated="8"/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table:number-columns-repeated="8"/>
          <table:table-cell table:number-columns-repeated="971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E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6" table:number-columns-repeated="8"/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table:number-columns-repeated="8"/>
          <table:table-cell table:number-columns-repeated="971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table:number-columns-repeated="8"/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table:number-columns-repeated="8"/>
          <table:table-cell table:number-columns-repeated="971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6" table:number-columns-repeated="8"/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971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6" table:number-columns-repeated="8"/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table:number-columns-repeated="8"/>
          <table:table-cell table:number-columns-repeated="971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6" table:number-columns-repeated="8"/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table:number-columns-repeated="8"/>
          <table:table-cell table:number-columns-repeated="971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6" table:number-columns-repeated="8"/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 table:number-columns-repeated="8"/>
          <table:table-cell table:number-columns-repeated="97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8">
          <table:table-cell table:number-columns-repeated="34"/>
          <table:table-cell table:style-name="Default" table:number-columns-repeated="8"/>
          <table:table-cell table:number-columns-repeated="982"/>
        </table:table-row>
        <table:table-row table:style-name="ro2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7:22:53.873621247</meta:creation-date>
    <dc:date>2021-01-28T18:19:10.427867330</dc:date>
    <meta:editing-duration>PT18M42S</meta:editing-duration>
    <meta:editing-cycles>5</meta:editing-cycles>
    <meta:generator>LibreOffice/6.4.6.2$Linux_X86_64 LibreOffice_project/40$Build-2</meta:generator>
    <meta:document-statistic meta:table-count="1" meta:cell-count="277" meta:object-count="0"/>
  </office:meta>
</office:document-meta>
</file>